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28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789in"/>
    </style:style>
    <style:style style:name="co4" style:family="table-column">
      <style:table-column-properties fo:break-before="auto" style:column-width="1.2484in"/>
    </style:style>
    <style:style style:name="co5" style:family="table-column">
      <style:table-column-properties fo:break-before="auto" style:column-width="1.01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4.3335in"/>
    </style:style>
    <style:style style:name="co8" style:family="table-column">
      <style:table-column-properties fo:break-before="auto" style:column-width="1.2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1"/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2H00M00S" calcext:value-type="time">
            <text:p>12:00:00</text:p>
          </table:table-cell>
          <table:table-cell/>
          <table:table-cell table:style-name="ce2" office:value-type="time" office:time-value="PT14H00M00S" calcext:value-type="time">
            <text:p>14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2">
          <table:table-cell/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4H00M00S" calcext:value-type="time">
            <text:p>14:00:00</text:p>
          </table:table-cell>
          <table:table-cell/>
          <table:table-cell table:style-name="ce2" office:value-type="time" office:time-value="PT16H00M00S" calcext:value-type="time">
            <text:p>16:00:00</text:p>
          </table:table-cell>
          <table:table-cell/>
          <table:table-cell table:style-name="ce4" office:value-type="string" calcext:value-type="string">
            <text:p>Nandeha aloha ilay Client 3 satria samy NA izy (reste 8) sy client 2 (reste 5) donc rehefa mandeha triage dia C3 no mandeha aloha satria betsak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6H00M00S" calcext:value-type="time">
            <text:p>16:00:00</text:p>
          </table:table-cell>
          <table:table-cell/>
          <table:table-cell table:style-name="ce2" office:value-type="time" office:time-value="PT18H00M00S" calcext:value-type="time">
            <text:p>18:00: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5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2"/>
          <table:table-cell/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08H10M00S" calcext:value-type="time">
            <text:p>08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08H15M00S" calcext:value-type="time">
            <text:p>08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0H45M00S" calcext:value-type="time">
            <text:p>10:4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5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6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 table:visibility="collapse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2</text:p>
          </table:table-cell>
          <table:table-cell office:value-type="float" office:value="13" calcext:value-type="float">
            <text:p>13</text:p>
          </table:table-cell>
          <table:table-cell table:style-name="ce2" office:value-type="time" office:time-value="PT08H10M00S" calcext:value-type="time">
            <text:p>08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10M00S" calcext:value-type="time">
            <text:p>10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08H10M00S" calcext:value-type="time">
            <text:p>08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10M00S" calcext:value-type="time">
            <text:p>10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10M00S" calcext:value-type="time">
            <text:p>12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5</text:p>
          </table:table-cell>
          <table:table-cell office:value-type="float" office:value="13" calcext:value-type="float">
            <text:p>13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3H00M00S" calcext:value-type="time">
            <text:p>13:0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6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2H10M00S" calcext:value-type="time">
            <text:p>12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10M00S" calcext:value-type="time">
            <text:p>14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e2</text:p>
          </table:table-cell>
          <table:table-cell office:value-type="string" calcext:value-type="string">
            <text:p>Client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6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3H00M00S" calcext:value-type="time">
            <text:p>13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5H00M00S" calcext:value-type="time">
            <text:p>15:00:00</text:p>
          </table:table-cell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15M00S" calcext:value-type="time">
            <text:p>12:15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2H15M00S" calcext:value-type="time">
            <text:p>12:15:00</text:p>
          </table:table-cell>
          <table:table-cell/>
          <table:table-cell table:style-name="ce2" office:value-type="time" office:time-value="PT14H15M00S" calcext:value-type="time">
            <text:p>14:15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time" office:time-value="PT14H15M00S" calcext:value-type="time">
            <text:p>14:15:00</text:p>
          </table:table-cell>
          <table:table-cell/>
          <table:table-cell table:style-name="ce2" office:value-type="time" office:time-value="PT16H15M00S" calcext:value-type="time">
            <text:p>16:15:00</text:p>
          </table:table-cell>
          <table:table-cell table:number-columns-repeated="6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0H35M00S" calcext:value-type="time">
            <text:p>10:3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15M00S" calcext:value-type="time">
            <text:p>12:15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2H15M00S" calcext:value-type="time">
            <text:p>12:1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15M00S" calcext:value-type="time">
            <text:p>14:15:00</text:p>
          </table:table-cell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0H35M00S" calcext:value-type="time">
            <text:p>10:3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35M00S" calcext:value-type="time">
            <text:p>10:3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35M00S" calcext:value-type="time">
            <text:p>12:35:00</text:p>
          </table:table-cell>
          <table:table-cell table:number-columns-repeated="6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09H45M00S" calcext:value-type="time">
            <text:p>09:4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09H50M00S" calcext:value-type="time">
            <text:p>09:5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00M00S" calcext:value-type="time">
            <text:p>14:00:00</text:p>
          </table:table-cell>
          <table:table-cell table:number-columns-repeated="6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09H45M00S" calcext:value-type="time">
            <text:p>09:4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09H50M00S" calcext:value-type="time">
            <text:p>09:5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5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0H14M00S" calcext:value-type="time">
            <text:p>10:14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6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0H16M00S" calcext:value-type="time">
            <text:p>10:16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5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14M00S" calcext:value-type="time">
            <text:p>10:14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14M00S" calcext:value-type="time">
            <text:p>12:14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6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2H14M00S" calcext:value-type="time">
            <text:p>12:14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14M00S" calcext:value-type="time">
            <text:p>14:14:00</text:p>
          </table:table-cell>
          <table:table-cell table:number-columns-repeated="6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/>
          <table:table-cell/>
          <table:table-cell office:value-type="string" calcext:value-type="string">
            <text:p>Véhicule 1 no miditra ilay 5 satria io no tsy mi-gaspiller place indrindr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2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2H10M00S" calcext:value-type="time">
            <text:p>12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26-03-25" calcext:value-type="date">
            <text:p>03/25/26</text:p>
          </table:table-cell>
          <table:table-cell table:style-name="ce2" office:value-type="time" office:time-value="PT12H20M00S" calcext:value-type="time">
            <text:p>12:2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1H45M00S" calcext:value-type="time">
            <text:p>11:45:00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2H14M00S" calcext:value-type="time">
            <text:p>12:14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2H10M00S" calcext:value-type="time">
            <text:p>12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10M00S" calcext:value-type="time">
            <text:p>14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2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2H20M00S" calcext:value-type="time">
            <text:p>12:2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20M00S" calcext:value-type="time">
            <text:p>14:2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4H10M00S" calcext:value-type="time">
            <text:p>14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6H10M00S" calcext:value-type="time">
            <text:p>16:10:00</text:p>
          </table:table-cell>
          <table:table-cell table:number-columns-repeated="6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31" calcext:value-type="date">
            <text:p>03/31/26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31" calcext:value-type="date">
            <text:p>03/31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31" calcext:value-type="date">
            <text:p>03/31/26</text:p>
          </table:table-cell>
          <table:table-cell table:style-name="ce2" office:value-type="time" office:time-value="PT10H20M00S" calcext:value-type="time">
            <text:p>10:2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2" office:value-type="time" office:time-value="PT09H00M00S" calcext:value-type="time">
            <text:p>09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8H00M00S" calcext:value-type="time">
            <text:p>08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1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0H20M00S" calcext:value-type="time">
            <text:p>10:2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20M00S" calcext:value-type="time">
            <text:p>12:2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3</text:p>
          </table:table-cell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0H20M00S" calcext:value-type="time">
            <text:p>10:2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20M00S" calcext:value-type="time">
            <text:p>12:2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0H20M00S" calcext:value-type="time">
            <text:p>10:2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20M00S" calcext:value-type="time">
            <text:p>12:20:00</text:p>
          </table:table-cell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ce2"/>
          <table:table-cell/>
          <table:table-cell table:style-name="ce2"/>
          <table:table-cell table:number-columns-repeated="6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31" calcext:value-type="date">
            <text:p>03/31/26</text:p>
          </table:table-cell>
          <table:table-cell table:style-name="ce2" office:value-type="time" office:time-value="PT08H15M00S" calcext:value-type="time">
            <text:p>08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31" calcext:value-type="date">
            <text:p>03/31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31" calcext:value-type="date">
            <text:p>03/31/26</text:p>
          </table:table-cell>
          <table:table-cell table:style-name="ce2" office:value-type="time" office:time-value="PT10H20M00S" calcext:value-type="time">
            <text:p>10:2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8H00M00S" calcext:value-type="time">
            <text:p>08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8H15M00S" calcext:value-type="time">
            <text:p>08:1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15M00S" calcext:value-type="time">
            <text:p>10:15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1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3</text:p>
          </table:table-cell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0H20M00S" calcext:value-type="time">
            <text:p>10:2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20M00S" calcext:value-type="time">
            <text:p>12:2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0H20M00S" calcext:value-type="time">
            <text:p>10:2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20M00S" calcext:value-type="time">
            <text:p>12:20:00</text:p>
          </table:table-cell>
          <table:table-cell table:number-columns-repeated="6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31" calcext:value-type="date">
            <text:p>03/31/26</text:p>
          </table:table-cell>
          <table:table-cell table:style-name="ce2" office:value-type="time" office:time-value="PT07H45M00S" calcext:value-type="time">
            <text:p>07:45:00</text:p>
          </table:table-cell>
          <table:table-cell office:value-type="string" calcext:value-type="string">
            <text:p>Hotel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31" calcext:value-type="date">
            <text:p>03/31/26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string" calcext:value-type="string">
            <text:p>Hotel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31" calcext:value-type="date">
            <text:p>03/31/26</text:p>
          </table:table-cell>
          <table:table-cell table:style-name="ce2" office:value-type="time" office:time-value="PT10H20M00S" calcext:value-type="time">
            <text:p>10:20:00</text:p>
          </table:table-cell>
          <table:table-cell office:value-type="string" calcext:value-type="string">
            <text:p>Hotel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7H45M00S" calcext:value-type="time">
            <text:p>07:45:00</text:p>
          </table:table-cell>
          <table:table-cell/>
          <table:table-cell table:style-name="ce2" office:value-type="time" office:time-value="PT09H45M00S" calcext:value-type="time">
            <text:p>09:45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9H45M00S" calcext:value-type="time">
            <text:p>09:45:00</text:p>
          </table:table-cell>
          <table:table-cell/>
          <table:table-cell table:style-name="ce2" office:value-type="time" office:time-value="PT11H45M00S" calcext:value-type="time">
            <text:p>11:45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time" office:time-value="PT10H20M00S" calcext:value-type="time">
            <text:p>10:20:00</text:p>
          </table:table-cell>
          <table:table-cell/>
          <table:table-cell table:style-name="ce2" office:value-type="time" office:time-value="PT12H20M00S" calcext:value-type="time">
            <text:p>12:20:00</text:p>
          </table:table-cell>
          <table:table-cell table:number-columns-repeated="6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31" calcext:value-type="date">
            <text:p>03/31/26</text:p>
          </table:table-cell>
          <table:table-cell table:style-name="ce2" office:value-type="time" office:time-value="PT07H45M00S" calcext:value-type="time">
            <text:p>07:4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31" calcext:value-type="date">
            <text:p>03/31/26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31" calcext:value-type="date">
            <text:p>03/31/26</text:p>
          </table:table-cell>
          <table:table-cell table:style-name="ce2" office:value-type="time" office:time-value="PT10H20M00S" calcext:value-type="time">
            <text:p>10:2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7H45M00S" calcext:value-type="time">
            <text:p>07:45:00</text:p>
          </table:table-cell>
          <table:table-cell/>
          <table:table-cell table:style-name="ce2" office:value-type="time" office:time-value="PT09H45M00S" calcext:value-type="time">
            <text:p>09:45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0H00M00S" calcext:value-type="time">
            <text:p>10:00:00</text:p>
          </table:table-cell>
          <table:table-cell/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2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0H20M00S" calcext:value-type="time">
            <text:p>10:20:00</text:p>
          </table:table-cell>
          <table:table-cell/>
          <table:table-cell table:style-name="ce2" office:value-type="time" office:time-value="PT12H20M00S" calcext:value-type="time">
            <text:p>12:20:00</text:p>
          </table:table-cell>
          <table:table-cell table:number-columns-repeated="6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31" calcext:value-type="date">
            <text:p>03/31/26</text:p>
          </table:table-cell>
          <table:table-cell table:style-name="ce2" office:value-type="time" office:time-value="PT07H45M00S" calcext:value-type="time">
            <text:p>07:45:00</text:p>
          </table:table-cell>
          <table:table-cell office:value-type="string" calcext:value-type="string">
            <text:p>Hotel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31" calcext:value-type="date">
            <text:p>03/31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31" calcext:value-type="date">
            <text:p>03/31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7H45M00S" calcext:value-type="time">
            <text:p>07:45:00</text:p>
          </table:table-cell>
          <table:table-cell/>
          <table:table-cell table:style-name="ce2" office:value-type="time" office:time-value="PT09H45M00S" calcext:value-type="time">
            <text:p>09:45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0H15M00S" calcext:value-type="time">
            <text:p>10:15:00</text:p>
          </table:table-cell>
          <table:table-cell/>
          <table:table-cell table:style-name="ce2" office:value-type="time" office:time-value="PT12H15M00S" calcext:value-type="time">
            <text:p>12:15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0H15M00S" calcext:value-type="time">
            <text:p>10:15:00</text:p>
          </table:table-cell>
          <table:table-cell/>
          <table:table-cell table:style-name="ce2" office:value-type="time" office:time-value="PT12H15M00S" calcext:value-type="time">
            <text:p>12:15:0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F449:Feuille1.F4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 style:data-style-name="N2" text:time-value="08:21:28.9339611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5T10:02:00.173419900</meta:creation-date>
    <dc:date>2026-04-01T11:18:17.476665071</dc:date>
    <meta:editing-duration>PT7H35M</meta:editing-duration>
    <meta:editing-cycles>113</meta:editing-cycles>
    <meta:generator>LibreOffice/24.2.7.2$Linux_X86_64 LibreOffice_project/420$Build-2</meta:generator>
    <meta:document-statistic meta:table-count="1" meta:cell-count="1022" meta:object-count="0"/>
  </office:meta>
</office:document-meta>
</file>